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5c0a"/>
    </style:style>
    <style:style style:name="T1" style:family="text">
      <style:text-properties officeooo:rsid="000e5c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totype link:</text:span></text:p>
      <text:p text:style-name="Standard"><text:a xlink:type="simple" xlink:href="https://www.figma.com/proto/zkvdaIH2bvnzXjKcr4KuI7/Share-i?node-id=1%3A2&amp;scaling=scale-down" text:style-name="Internet_20_link" text:visited-style-name="Visited_20_Internet_20_Link">https://www.figma.com/proto/zkvdaIH2bvnzXjKcr4KuI7/Share-i?node-id=1%3A2&amp;scaling=scale-down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4T23:17:36.438536484</meta:creation-date>
    <dc:date>2021-03-14T23:19:41.399681459</dc:date>
    <meta:editing-duration>PT2M5S</meta:editing-duration>
    <meta:editing-cycles>1</meta:editing-cycles>
    <meta:document-statistic meta:table-count="0" meta:image-count="0" meta:object-count="0" meta:page-count="1" meta:paragraph-count="2" meta:word-count="3" meta:character-count="106" meta:non-whitespace-character-count="105"/>
    <meta:generator>LibreOffice/6.4.6.2$Linux_X86_64 LibreOffice_project/40$Build-2</meta:generator>
  </office:meta>
</office:document-meta>
</file>